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9f64" officeooo:paragraph-rsid="00159f64"/>
    </style:style>
    <style:style style:name="P2" style:family="paragraph" style:parent-style-name="Standard">
      <style:text-properties officeooo:rsid="0016d9ff" officeooo:paragraph-rsid="001a8912"/>
    </style:style>
    <style:style style:name="P3" style:family="paragraph" style:parent-style-name="Standard">
      <style:text-properties fo:font-weight="bold" officeooo:rsid="001a8912" officeooo:paragraph-rsid="001a8912" style:font-weight-asian="bold" style:font-weight-complex="bold"/>
    </style:style>
    <style:style style:name="P4" style:family="paragraph" style:parent-style-name="Standard">
      <style:text-properties fo:font-weight="bold" officeooo:rsid="0016d9ff" officeooo:paragraph-rsid="0016d9ff" style:font-weight-asian="bold" style:font-weight-complex="bold"/>
    </style:style>
    <style:style style:name="P5" style:family="paragraph" style:parent-style-name="Standard">
      <style:text-properties fo:font-weight="bold" officeooo:rsid="001b0632" officeooo:paragraph-rsid="001b0632" style:font-weight-asian="bold" style:font-weight-complex="bold"/>
    </style:style>
    <style:style style:name="P6" style:family="paragraph" style:parent-style-name="Standard">
      <style:text-properties fo:font-weight="bold" officeooo:rsid="00223cb2" officeooo:paragraph-rsid="00223cb2" style:font-weight-asian="bold" style:font-weight-complex="bold"/>
    </style:style>
    <style:style style:name="P7" style:family="paragraph" style:parent-style-name="Standard">
      <style:text-properties fo:font-weight="normal" officeooo:rsid="001b0632" officeooo:paragraph-rsid="001a8912" style:font-weight-asian="normal" style:font-weight-complex="normal"/>
    </style:style>
    <style:style style:name="P8" style:family="paragraph" style:parent-style-name="Standard">
      <style:text-properties fo:font-weight="normal" officeooo:rsid="001b0632" officeooo:paragraph-rsid="001b0632" style:font-weight-asian="normal" style:font-weight-complex="normal"/>
    </style:style>
    <style:style style:name="P9" style:family="paragraph" style:parent-style-name="Standard">
      <style:text-properties fo:font-weight="normal" officeooo:rsid="001c7290" officeooo:paragraph-rsid="001c7290" style:font-weight-asian="normal" style:font-weight-complex="normal"/>
    </style:style>
    <style:style style:name="P10" style:family="paragraph" style:parent-style-name="Standard">
      <style:text-properties fo:font-weight="normal" officeooo:rsid="00223cb2" officeooo:paragraph-rsid="00223cb2" style:font-weight-asian="normal" style:font-weight-complex="normal"/>
    </style:style>
    <style:style style:name="P11" style:family="paragraph" style:parent-style-name="Standard">
      <style:text-properties fo:font-weight="normal" officeooo:rsid="0023cc4d" officeooo:paragraph-rsid="002827eb" style:font-weight-asian="normal" style:font-weight-complex="normal"/>
    </style:style>
    <style:style style:name="P12" style:family="paragraph" style:parent-style-name="Standard">
      <style:text-properties fo:font-weight="normal" officeooo:rsid="002827eb" officeooo:paragraph-rsid="002827eb" style:font-weight-asian="normal" style:font-weight-complex="normal"/>
    </style:style>
    <style:style style:name="P13" style:family="paragraph" style:parent-style-name="Standard" style:list-style-name="L1">
      <style:text-properties fo:font-weight="normal" officeooo:rsid="00223cb2" officeooo:paragraph-rsid="00223cb2" style:font-weight-asian="normal" style:font-weight-complex="normal"/>
    </style:style>
    <style:style style:name="P14" style:family="paragraph" style:parent-style-name="Standard" style:list-style-name="L1">
      <style:text-properties fo:font-weight="normal" officeooo:rsid="00200abc" officeooo:paragraph-rsid="00200abc" style:font-weight-asian="normal" style:font-weight-complex="normal"/>
    </style:style>
    <style:style style:name="P15" style:family="paragraph" style:parent-style-name="Standard" style:list-style-name="L1">
      <style:text-properties fo:font-weight="normal" officeooo:rsid="0021acbb" officeooo:paragraph-rsid="0021acbb" style:font-weight-asian="normal" style:font-weight-complex="normal"/>
    </style:style>
    <style:style style:name="P16" style:family="paragraph" style:parent-style-name="Standard" style:list-style-name="L2">
      <style:text-properties fo:font-weight="normal" officeooo:rsid="002827eb" officeooo:paragraph-rsid="002827eb" style:font-weight-asian="normal" style:font-weight-complex="normal"/>
    </style:style>
    <style:style style:name="P17" style:family="paragraph" style:parent-style-name="Standard">
      <style:text-properties fo:font-weight="normal" officeooo:rsid="002827eb" officeooo:paragraph-rsid="002827eb" style:font-weight-asian="normal" style:font-weight-complex="normal"/>
    </style:style>
    <style:style style:name="P18" style:family="paragraph" style:parent-style-name="Standard">
      <style:text-properties fo:font-weight="normal" officeooo:rsid="00360226" officeooo:paragraph-rsid="00360226" style:font-weight-asian="normal" style:font-weight-complex="normal"/>
    </style:style>
    <style:style style:name="P19" style:family="paragraph" style:parent-style-name="Standard">
      <style:text-properties fo:font-weight="normal" officeooo:rsid="003daf97" officeooo:paragraph-rsid="003daf97" style:font-weight-asian="normal" style:font-weight-complex="normal"/>
    </style:style>
    <style:style style:name="P20" style:family="paragraph" style:parent-style-name="Standard">
      <style:text-properties fo:font-weight="normal" officeooo:rsid="0040243e" officeooo:paragraph-rsid="0040243e" style:font-weight-asian="normal" style:font-weight-complex="normal"/>
    </style:style>
    <style:style style:name="P21" style:family="paragraph" style:parent-style-name="Standard">
      <style:text-properties fo:font-weight="bold" officeooo:rsid="00360226" officeooo:paragraph-rsid="00360226" style:font-weight-asian="bold" style:font-weight-complex="bold"/>
    </style:style>
    <style:style style:name="P22" style:family="paragraph" style:parent-style-name="Standard">
      <style:text-properties fo:font-weight="bold" officeooo:rsid="003daf97" officeooo:paragraph-rsid="003daf97" style:font-weight-asian="bold" style:font-weight-complex="bold"/>
    </style:style>
    <style:style style:name="T1" style:family="text">
      <style:text-properties officeooo:rsid="00186574"/>
    </style:style>
    <style:style style:name="T2" style:family="text">
      <style:text-properties officeooo:rsid="00583e9f"/>
    </style:style>
    <style:style style:name="T3" style:family="text">
      <style:text-properties officeooo:rsid="001b0632"/>
    </style:style>
    <style:style style:name="T4" style:family="text">
      <style:text-properties officeooo:rsid="001c7290"/>
    </style:style>
    <style:style style:name="T5" style:family="text">
      <style:text-properties officeooo:rsid="001e5d1f"/>
    </style:style>
    <style:style style:name="T6" style:family="text">
      <style:text-properties officeooo:rsid="00223cb2"/>
    </style:style>
    <style:style style:name="T7" style:family="text">
      <style:text-properties officeooo:rsid="00251aca"/>
    </style:style>
    <style:style style:name="T8" style:family="text">
      <style:text-properties officeooo:rsid="0025ec13"/>
    </style:style>
    <style:style style:name="T9" style:family="text">
      <style:text-properties officeooo:rsid="0029b920"/>
    </style:style>
    <style:style style:name="T10" style:family="text">
      <style:text-properties officeooo:rsid="002a9199"/>
    </style:style>
    <style:style style:name="T11" style:family="text">
      <style:text-properties officeooo:rsid="00331985"/>
    </style:style>
    <style:style style:name="T12" style:family="text">
      <style:text-properties officeooo:rsid="00360226"/>
    </style:style>
    <style:style style:name="T13" style:family="text">
      <style:text-properties officeooo:rsid="00382c77"/>
    </style:style>
    <style:style style:name="T14" style:family="text">
      <style:text-properties officeooo:rsid="0038a9ff"/>
    </style:style>
    <style:style style:name="T15" style:family="text">
      <style:text-properties officeooo:rsid="003b0cb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yoos – <text:span text:style-name="T3">das</text:span> soziale Netzwerk <text:span text:style-name="T14">für</text:span> eine<text:span text:style-name="T14">n</text:span> sozialen Wandel</text:p>
      <text:p text:style-name="P1"/>
      <text:p text:style-name="P2">Diese Plattform widmet sich der Frage, was wir tun können um unsere Welt zum Positiven zu verändern. Es geht darum einen Ort im Netz zu schaffen wo nachhaltige Lösungen für aktuell<text:span text:style-name="T1">e</text:span> Probleme <text:span text:style-name="T12">übersichtlich</text:span> <text:span text:style-name="T1">geteilt</text:span> werden <text:span text:style-name="T1">können</text:span>. <text:span text:style-name="T2">Ein weiterer wichtiger Aspekt dieses Projektes ist es eine Plattform für die persönliche Entwicklung bereitzustellen. Ganz nach dem Motto: „Sei Du selbst die Veränderung, die Du Dir wünschst für diese Welt“. Es gibt vieles das diesen Prozess unterstützt wie zum Beispiel Yoga, Meditieren, Seminare, Bücher und noch vieles mehr. So schön diese Vielfalt auch ist, sie erschwert es einem manchmal das Passende zu finden. Elyoos macht diese Informationen einfach verfügbar mit Hilfe der Empfehlungen von Personen welche man kennt oder denen man vertraut. Ein Ziel ist es das jeder von den Erfahrungen Anderer profitieren kann und seinerseits sein eigenes Wissen weitergibt.</text:span></text:p>
      <text:p text:style-name="P2"/>
      <text:p text:style-name="P3">Weshalb nicht einfach ein bestehende<text:span text:style-name="T8">s</text:span> Netzwerk verwenden?</text:p>
      <text:p text:style-name="P7"/>
      <text:p text:style-name="P8">Es existieren bereits <text:span text:style-name="T4">grosse</text:span> Netzwerke wie Facebook oder Google+ die für diesen Zweck verwendet werden könnten. M<text:span text:style-name="T2">einer Meinung nach sind diese Plattformen aber nur eingeschränkt geeignet für dieses Thema. Erstens gehen die relevanten Informationen oft in der Flut von allgemeinen Beiträgen unter. Zweitens sehe ich Werbung als äusserst störend auf einer solcher Plattform. Aus diesem Grund wird Elyoos ausschliesslich über Spenden finanziert. Die einzige Ausnahme sehe ich in Form einer Liste von wichtigen Unterstützern auf der Startseite. Ein weiterer Punkt ist, das diese Netzwerke nicht alle Funktionen bieten die meiner Ansicht nach nötig wären.</text:span></text:p>
      <text:p text:style-name="P8"/>
      <text:p text:style-name="P5">Was ich bereits umgesetzt habe</text:p>
      <text:p text:style-name="P8"/>
      <text:p text:style-name="P9">Elyoos kann bereits von jedem der ein Benutzerkonto erstellt genutzt werden. <text:span text:style-name="T5">Folgende Funktionen werden zum Zeitpunkt dieser Kampagne unterstützt:</text:span></text:p>
      <text:p text:style-name="P9"/>
      <text:list xml:id="list837875502328650972" text:style-name="L1">
        <text:list-item>
          <text:p text:style-name="P13">Du kannst Dich mit Leuten vernetzten und sie zu <text:span text:style-name="T15">D</text:span>einen Kontakten hinzufügen.</text:p>
        </text:list-item>
        <text:list-item>
          <text:p text:style-name="P14"><text:span text:style-name="T6">T</text:span>eile <text:span text:style-name="T15">D</text:span>eine Ansichten <text:span text:style-name="T6">und schreibe Blogs</text:span>.</text:p>
        </text:list-item>
        <text:list-item>
          <text:p text:style-name="P14">Empfehle <text:span text:style-name="T10">Blogs, </text:span>Bücher, Youtube Videos oder Weblinks zu den Themen Umwelt, Gesundheit, Spiritualität, Persönliche Entwicklung, Gesellschaft, Bildung, Wirtschaft und Politik.</text:p>
        </text:list-item>
        <text:list-item>
          <text:p text:style-name="P15">Finde heraus welche Beiträge am meisten empfohlen wurden. Filtere nach Themengebiet <text:span text:style-name="T6">und finde das was Dich interessiert.</text:span></text:p>
        </text:list-item>
        <text:list-item>
          <text:p text:style-name="P15">Schreibe Nachrichten an <text:span text:style-name="T6">andere User von Elyoos.</text:span></text:p>
        </text:list-item>
      </text:list>
      <text:p text:style-name="P10"/>
      <text:p text:style-name="P10">Am besten schaust <text:span text:style-name="T7">Du</text:span> gleich selber einmal vorbei;-) Elyoos ist nur ein Mausklick entfernt…</text:p>
      <text:p text:style-name="P10"/>
      <text:p text:style-name="P6">Wofür wird das Geld benötigt?</text:p>
      <text:p text:style-name="P10"/>
      <text:p text:style-name="P11">Vor <text:span text:style-name="T7">knapp</text:span> zwei Jahren habe ich meinen Job gekünd<text:span text:style-name="T11">et</text:span> <text:span text:style-name="T7">um</text:span> mich <text:span text:style-name="T7">zu hundert Prozent diesem Projekt widmen zu können. Auch wenn ich in dieser Zeit gelernt habe mit sehr wenig Geld auszukommen, neigt sich mein Erspartes langsam aber sicher dem Ende zu. Damit ich Elyoos weiterentwickeln und gleichzeitig meine Rechnungen bezahlen kann, bin ich nun auf Eure Hilfe angewiesen. Denn es gibt noch einiges zu tun. Zum Zeitpunkt wo ich dies schreibe befinden sich nur eine Handvoll Leute auf der Plattform um das Grundkonzept zu testen. Mein Ziel ist es nun möglichst viele Leute zu mobilisieren die Elyoos aktiv nutzen und es mit Leben füllen. Ausserdem möchte ich in den nächsten Monaten möglichst viel Feedback und Ideen sammeln was als nächstes implementiert werden soll, nebst dem Feinschliff der bestehenden Funktionen. Folgend eine Auflistung einiger meiner Ideen:</text:span></text:p>
      <text:p text:style-name="P11"/>
      <text:list xml:id="list2047418118008731702" text:style-name="L2">
        <text:list-item>
          <text:p text:style-name="P16"><text:soft-page-break/>Im Moment ist die Seite nur für den deutschsprachigen Raum konzipiert. Eine Übersetzung ins Englische soll möglichst bald folgen.</text:p>
        </text:list-item>
        <text:list-item>
          <text:p text:style-name="P16">Alle Beiträge die zur Zeit erstellt werden sind ortsunabhängig. Doch wäre es <text:span text:style-name="T10">zum</text:span> Beispiel interessant zu wissen, was für Yoga Studios es in meiner Umgebung gibt und ob jemand den ich kenne eines davon empfohlen hat. Dazu sollen diese Informationen auf einer Karte angezeigt werden.</text:p>
        </text:list-item>
        <text:list-item>
          <text:p text:style-name="P16">Ein Forum in dem Fragen zu aktuellen Themen gestellt und diskutiert werden <text:span text:style-name="T9">können</text:span>. Ich stelle mir das so vor, das zu einer Frage Antworten geschrieben werden <text:span text:style-name="T9">und diese von anderen Usern bewertet werden</text:span>. Es <text:span text:style-name="T9">wird</text:span> nun die Antwort an erster Stelle erscheinen <text:span text:style-name="T9">welche die beste Bewertung erhielt.</text:span></text:p>
        </text:list-item>
      </text:list>
      <text:p text:style-name="P12"/>
      <text:p text:style-name="P18">Ich bin der Überzeugung, dass die Zeit reif ist für ein soziales Netzwerk das einen echten Beitrag zur Verbesserung unserer Welt leistet. <text:span text:style-name="T13">Damit dies möglich wird Danke ich Dir vielmals für Deine Unterstützung!</text:span></text:p>
      <text:p text:style-name="P18"/>
      <text:p text:style-name="P21">Über den Initiant</text:p>
      <text:p text:style-name="P18"/>
      <text:p text:style-name="P18">Ich <text:span text:style-name="T13">studierte an der Fachhochschule Rapperswil Informatik. Danach arbeitete ich einige Jahre als Softwareentwickler bei verschiedenen Firmen. Ich liebe meinen Beruf und freue mich das ich mein Wissen für sinnvolle Projekte einsetzten darf.</text:span></text:p>
      <text:p text:style-name="P12"/>
      <text:p text:style-name="P22">Übersicht</text:p>
      <text:p text:style-name="P19"/>
      <text:p text:style-name="P20">Elyoos ist ein modernes, soziales Netzwerk d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44:37.822000000</meta:creation-date>
    <meta:generator>LibreOffice/5.1.4.2$Windows_x86 LibreOffice_project/f99d75f39f1c57ebdd7ffc5f42867c12031db97a</meta:generator>
    <dc:date>2016-08-25T09:20:04.482000000</dc:date>
    <meta:editing-duration>PT4H36M27S</meta:editing-duration>
    <meta:editing-cycles>11</meta:editing-cycles>
    <meta:document-statistic meta:table-count="0" meta:image-count="0" meta:object-count="0" meta:page-count="2" meta:paragraph-count="22" meta:word-count="683" meta:character-count="4497" meta:non-whitespace-character-count="3842"/>
  </office:meta>
</office:document-meta>
</file>